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🏢 Plano Business – Kanban + Onboarding + Materiais de Lançamento</text:h>
      <text:p text:style-name="Quotations"><text:span text:style-name="Strong_20_Emphasis">Produto:</text:span> Plano Business – <text:span text:style-name="Strong_20_Emphasis">R$ 599/mês</text:span> • <text:span text:style-name="Strong_20_Emphasis">2.000 runs</text:span> • <text:span text:style-name="Strong_20_Emphasis">5.000 ações externas</text:span> • <text:span text:style-name="Strong_20_Emphasis">Exports + Webhooks</text:span> • <text:span text:style-name="Strong_20_Emphasis">Logs 90 dias</text:span> • <text:span text:style-name="Strong_20_Emphasis">Mentoria (quinzenal ou semanal)</text:span> • <text:span text:style-name="Strong_20_Emphasis">Agente EIAH Core</text:span> • <text:span text:style-name="Strong_20_Emphasis">Suporte Prioritário</text:span>.</text:p>
      <text:p text:style-name="Horizontal_20_Line"/>
      <text:h text:style-name="Heading_20_2" text:outline-level="2">📌 Quadro Kanban – Lançamento em 4 semanas</text:h>
      <text:p text:style-name="Text_20_body"><text:span text:style-name="Strong_20_Emphasis">Formato:</text:span> backlog → semana atual → próximas semanas → concluído. Cada card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3" text:outline-level="3">Backlog Prioritário</text:h>
      <text:list xml:id="list2734986799" text:style-name="L1">
        <text:list-item>
          <text:p text:style-name="P2"><text:span text:style-name="Strong_20_Emphasis">Flags de Produto (Exports/Webhooks/Prioridade)</text:span><text:line-break/><text:span text:style-name="Strong_20_Emphasis">Owner:</text:span> Eng/PM<text:line-break/><text:span text:style-name="Strong_20_Emphasis">DOD:</text:span> toggles habilitados, permissões, auditoria de eventos<text:line-break/><text:span text:style-name="Strong_20_Emphasis">Dependências:</text:span> QA e logging</text:p>
        </text:list-item>
        <text:list-item>
          <text:p text:style-name="P2"><text:span text:style-name="Strong_20_Emphasis">Assistente de Integração (Wizard)</text:span><text:line-break/><text:span text:style-name="Strong_20_Emphasis">Owner:</text:span> Produto<text:line-break/><text:span text:style-name="Strong_20_Emphasis">DOD:</text:span> passos: secret • endpoint • teste webhook • agendar export<text:line-break/><text:span text:style-name="Strong_20_Emphasis">Dependências:</text:span> conectores, documentação</text:p>
        </text:list-item>
        <text:list-item>
          <text:p text:style-name="P2"><text:span text:style-name="Strong_20_Emphasis">Fila de Suporte Business (Prioritária)</text:span><text:line-break/><text:span text:style-name="Strong_20_Emphasis">Owner:</text:span> CS/Support<text:line-break/><text:span text:style-name="Strong_20_Emphasis">DOD:</text:span> fila dedicada, SLA alvo (ex.: ≤12h úteis), macros L1/L2<text:line-break/><text:span text:style-name="Strong_20_Emphasis">Dependências:</text:span> help desk e escalonamento</text:p>
        </text:list-item>
        <text:list-item>
          <text:p text:style-name="P2"><text:span text:style-name="Strong_20_Emphasis">Blueprints Business #1 e #2</text:span><text:line-break/><text:span text:style-name="Strong_20_Emphasis">Owner:</text:span> Eng<text:line-break/><text:span text:style-name="Strong_20_Emphasis">DOD:</text:span> (1) Webhook com idempotência/retries/DLQ • (2) Export→BI/ETL<text:line-break/><text:span text:style-name="Strong_20_Emphasis">Dependências:</text:span> schemas e exemplos</text:p>
        </text:list-item>
        <text:list-item>
          <text:p text:style-name="P2"><text:span text:style-name="Strong_20_Emphasis">Coorte Business (WhatsApp/Slack Connect)</text:span><text:line-break/><text:span text:style-name="Strong_20_Emphasis">Owner:</text:span> CM<text:line-break/><text:span text:style-name="Strong_20_Emphasis">DOD:</text:span> grupo criado, regras fixadas, calendário de mentoria<text:line-break/><text:span text:style-name="Strong_20_Emphasis">Dependências:</text:span> landing/coleta de inscritos</text:p>
        </text:list-item>
        <text:list-item>
          <text:p text:style-name="P2"><text:span text:style-name="Strong_20_Emphasis">Métricas e Painéis</text:span><text:line-break/><text:span text:style-name="Strong_20_Emphasis">Owner:</text:span> Data/PM<text:line-break/><text:span text:style-name="Strong_20_Emphasis">DOD:</text:span> % Webhook OK • % Export OK • TTV • uso do Agente • SLA/CSAT<text:line-break/><text:span text:style-name="Strong_20_Emphasis">Dependências:</text:span> eventos no produto</text:p>
        </text:list-item>
      </text:list>
      <text:p text:style-name="Horizontal_20_Line"/>
      <text:h text:style-name="Heading_20_3" text:outline-level="3"><text:soft-page-break/>Semana 1 (Go‑live)</text:h>
      <text:list xml:id="list1781570274" text:style-name="L2">
        <text:list-item>
          <text:p text:style-name="P3"><text:span text:style-name="Strong_20_Emphasis">Webinar Business Kickoff (45 min)</text:span><text:line-break/><text:span text:style-name="Strong_20_Emphasis">Owner:</text:span> PM/CM<text:line-break/><text:span text:style-name="Strong_20_Emphasis">DOD:</text:span> evento + gravação + Q&amp;A documentado<text:line-break/><text:span text:style-name="Strong_20_Emphasis">ETA:</text:span> Dia 2</text:p>
        </text:list-item>
        <text:list-item>
          <text:p text:style-name="P3"><text:span text:style-name="Strong_20_Emphasis">Abrir Coorte Business</text:span><text:line-break/><text:span text:style-name="Strong_20_Emphasis">Owner:</text:span> CM<text:line-break/><text:span text:style-name="Strong_20_Emphasis">DOD:</text:span> mensagem de boas‑vindas, regras, agenda, links do wizard<text:line-break/><text:span text:style-name="Strong_20_Emphasis">ETA:</text:span> Dia 2</text:p>
        </text:list-item>
        <text:list-item>
          <text:p text:style-name="P3"><text:span text:style-name="Strong_20_Emphasis">Sequência de e‑mails: Boas‑vindas + Dia 2</text:span><text:line-break/><text:span text:style-name="Strong_20_Emphasis">Owner:</text:span> Conteúdo<text:line-break/><text:span text:style-name="Strong_20_Emphasis">DOD:</text:span> disparos com UTMs e segmentação elegíveis<text:line-break/><text:span text:style-name="Strong_20_Emphasis">ETA:</text:span> Dia 1–3</text:p>
        </text:list-item>
        <text:list-item>
          <text:p text:style-name="P3"><text:span text:style-name="Strong_20_Emphasis">Blueprint Business #1 (Webhook)</text:span><text:line-break/><text:span text:style-name="Strong_20_Emphasis">Owner:</text:span> Eng<text:line-break/><text:span text:style-name="Strong_20_Emphasis">DOD:</text:span> publicado + vídeo 5–7 min<text:line-break/><text:span text:style-name="Strong_20_Emphasis">ETA:</text:span> Dia 3</text:p>
        </text:list-item>
        <text:list-item>
          <text:p text:style-name="P3"><text:span text:style-name="Strong_20_Emphasis">Nudges In‑app (Pro→Business)</text:span><text:line-break/><text:span text:style-name="Strong_20_Emphasis">Owner:</text:span> Growth<text:line-break/><text:span text:style-name="Strong_20_Emphasis">DOD:</text:span> regras por sinais (runs/ações/API) + copy de benefícios<text:line-break/><text:span text:style-name="Strong_20_Emphasis">ETA:</text:span> Dia 4</text:p>
        </text:list-item>
      </text:list>
      <text:h text:style-name="Heading_20_3" text:outline-level="3">Semana 2 (Tração)</text:h>
      <text:list xml:id="list1443705744" text:style-name="L3">
        <text:list-item>
          <text:p text:style-name="P4"><text:span text:style-name="Strong_20_Emphasis">Mentoria #1 – Arquitetura &amp; Idempotência</text:span><text:line-break/><text:span text:style-name="Strong_20_Emphasis">Owner:</text:span> PM/Eng<text:line-break/><text:span text:style-name="Strong_20_Emphasis">DOD:</text:span> sessão concluída + follow‑up (links e runbooks)<text:line-break/><text:span text:style-name="Strong_20_Emphasis">ETA:</text:span> Dia 9</text:p>
        </text:list-item>
        <text:list-item>
          <text:p text:style-name="P4"><text:span text:style-name="Strong_20_Emphasis">Assistente de Integração (MVP)</text:span><text:line-break/><text:span text:style-name="Strong_20_Emphasis">Owner:</text:span> Produto<text:line-break/><text:span text:style-name="Strong_20_Emphasis">DOD:</text:span> checklist com marcação automática (Webhook OK/Export OK)<text:line-break/><text:span text:style-name="Strong_20_Emphasis">ETA:</text:span> Dia 10</text:p>
        </text:list-item>
        <text:list-item>
          <text:p text:style-name="P4"><text:span text:style-name="Strong_20_Emphasis">Blueprint #2 (Export→BI)</text:span><text:line-break/><text:span text:style-name="Strong_20_Emphasis">Owner:</text:span> Eng<text:line-break/><text:span text:style-name="Strong_20_Emphasis">DOD:</text:span> publicado + tutorial 5–7 min<text:line-break/><text:span text:style-name="Strong_20_Emphasis">ETA:</text:span> Dia 12</text:p>
        </text:list-item>
        <text:list-item>
          <text:p text:style-name="P4"><text:span text:style-name="Strong_20_Emphasis">Campanha de Prova Social (3 mini‑cases)</text:span><text:line-break/><text:span text:style-name="Strong_20_Emphasis">Owner:</text:span> Growth<text:line-break/><text:span text:style-name="Strong_20_Emphasis">DOD:</text:span> vídeos 60–90s + posts<text:line-break/><text:span text:style-name="Strong_20_Emphasis">ETA:</text:span> Dia 14</text:p>
        </text:list-item>
      </text:list>
      <text:h text:style-name="Heading_20_3" text:outline-level="3"><text:soft-page-break/>Semana 3 (Profundidade)</text:h>
      <text:list xml:id="list937605341" text:style-name="L4">
        <text:list-item>
          <text:p text:style-name="P5"><text:span text:style-name="Strong_20_Emphasis">Office Hours Business (deep‑dive)</text:span><text:line-break/><text:span text:style-name="Strong_20_Emphasis">Owner:</text:span> Eng/PM<text:line-break/><text:span text:style-name="Strong_20_Emphasis">DOD:</text:span> ≥90% dúvidas endereçadas; tickets complexos migrados p/ suporte<text:line-break/><text:span text:style-name="Strong_20_Emphasis">ETA:</text:span> Dia 17</text:p>
        </text:list-item>
        <text:list-item>
          <text:p text:style-name="P5"><text:span text:style-name="Strong_20_Emphasis">Runbooks &amp; Observabilidade</text:span><text:line-break/><text:span text:style-name="Strong_20_Emphasis">Owner:</text:span> Conteúdo/Eng<text:line-break/><text:span text:style-name="Strong_20_Emphasis">DOD:</text:span> DLQ, backoff, P95/P99, alarmes; PDF 1‑página<text:line-break/><text:span text:style-name="Strong_20_Emphasis">ETA:</text:span> Dia 18</text:p>
        </text:list-item>
        <text:list-item>
          <text:p text:style-name="P5"><text:span text:style-name="Strong_20_Emphasis">Nudges do Agente (in‑app)</text:span><text:line-break/><text:span text:style-name="Strong_20_Emphasis">Owner:</text:span> Produto<text:line-break/><text:span text:style-name="Strong_20_Emphasis">DOD:</text:span> prompts: “Ajustar limites”, “Habilitar replay”, “Criar alerta”, “Agendar export”<text:line-break/><text:span text:style-name="Strong_20_Emphasis">ETA:</text:span> Dia 19</text:p>
        </text:list-item>
      </text:list>
      <text:h text:style-name="Heading_20_3" text:outline-level="3">Semana 4 (Otimização)</text:h>
      <text:list xml:id="list4073957885" text:style-name="L5">
        <text:list-item>
          <text:p text:style-name="P6"><text:span text:style-name="Strong_20_Emphasis">Mentoria #2 – SLOs, MTTR &amp; Governança</text:span><text:line-break/><text:span text:style-name="Strong_20_Emphasis">Owner:</text:span> PM/Eng<text:line-break/><text:span text:style-name="Strong_20_Emphasis">DOD:</text:span> sessão + checklist de saúde<text:line-break/><text:span text:style-name="Strong_20_Emphasis">ETA:</text:span> Dia 23</text:p>
        </text:list-item>
        <text:list-item>
          <text:p text:style-name="P6"><text:span text:style-name="Strong_20_Emphasis">Revisão de Métricas (D7/D14) &amp; Copy</text:span><text:line-break/><text:span text:style-name="Strong_20_Emphasis">Owner:</text:span> PM/Data<text:line-break/><text:span text:style-name="Strong_20_Emphasis">DOD:</text:span> relatório e ajustes (paywall/landing)<text:line-break/><text:span text:style-name="Strong_20_Emphasis">ETA:</text:span> Dia 25</text:p>
        </text:list-item>
        <text:list-item>
          <text:p text:style-name="P6"><text:span text:style-name="Strong_20_Emphasis">Planejamento Ciclo 2</text:span><text:line-break/><text:span text:style-name="Strong_20_Emphasis">Owner:</text:span> PM<text:line-break/><text:span text:style-name="Strong_20_Emphasis">DOD:</text:span> backlog priorizado, metas 30/60/90 atualizadas<text:line-break/><text:span text:style-name="Strong_20_Emphasis">ETA:</text:span> Dia 28–30</text:p>
        </text:list-item>
      </text:list>
      <text:p text:style-name="Horizontal_20_Line"/>
      <text:h text:style-name="Heading_20_2" text:outline-level="2">✉️ Sequência de E‑mails Business (copiar/colar)</text:h>
      <text:p text:style-name="Quotations">Placeholders: {first_name}, {link_assinar_business}, {link_coorte}, {link_wizard_webhook}, {link_wizard_export}, {link_agente_core}, {cal_mentoria}, {canal_prioritario}, {utm}, {email_business_support}</text:p>
      <text:p text:style-name="Text_20_body"><text:span text:style-name="Strong_20_Emphasis">Email 1 – Boas‑vindas (imediato)</text:span><text:line-break/><text:span text:style-name="Strong_20_Emphasis">Assunto:</text:span> Business ativado: <text:span text:style-name="Strong_20_Emphasis">Webhooks + Exports em 15 min</text:span><text:line-break/>Olá {first_name}!</text:p>
      <text:list xml:id="list2272332257" text:style-name="L6">
        <text:list-item>
          <text:p text:style-name="P7">Entre na <text:span text:style-name="Strong_20_Emphasis">Coorte Business</text:span>: {link_coorte}?{utm}</text:p>
        </text:list-item>
        <text:list-item>
          <text:p text:style-name="P7">Ative seu <text:span text:style-name="Strong_20_Emphasis">Webhook (wizard)</text:span>: {link_wizard_webhook}?{utm}</text:p>
        </text:list-item>
        <text:list-item>
          <text:p text:style-name="P7">Configure seu <text:span text:style-name="Strong_20_Emphasis">Export diário</text:span>: {link_wizard_export}?{utm}</text:p>
        </text:list-item>
        <text:list-item>
          <text:p text:style-name="P7"><text:soft-page-break/>Veja o <text:span text:style-name="Strong_20_Emphasis">Agente EIAH Core</text:span> em ação: {link_agente_core}?{utm}<text:line-break/><text:span text:style-name="Strong_20_Emphasis">Suporte Prioritário:</text:span> {canal_prioritario} • {email_business_support}</text:p>
        </text:list-item>
      </text:list>
      <text:p text:style-name="Text_20_body"><text:span text:style-name="Strong_20_Emphasis">Email 2 – Dia 2 (Integração guiada)</text:span><text:line-break/><text:span text:style-name="Strong_20_Emphasis">Assunto:</text:span> Teste de webhook: idempotência &amp; retries<text:line-break/>Check: assinatura HMAC, event_id, backoff e DLQ. Faça o <text:span text:style-name="Strong_20_Emphasis">teste de entrega</text:span> no wizard.</text:p>
      <text:p text:style-name="Text_20_body"><text:span text:style-name="Strong_20_Emphasis">Email 3 – Dia 5 (BI/ETL)</text:span><text:line-break/><text:span text:style-name="Strong_20_Emphasis">Assunto:</text:span> Exports prontos para seu Datalake/ETL<text:line-break/>Agende, defina schema e valide reconciliação. Implemente checksum e reprocessamento.</text:p>
      <text:p text:style-name="Text_20_body"><text:span text:style-name="Strong_20_Emphasis">Email 4 – Dia 10 (Mentoria)</text:span><text:line-break/><text:span text:style-name="Strong_20_Emphasis">Assunto:</text:span> Arquitetura Business: limites, filas e SLOs<text:line-break/>Traga endpoints/cron para revisão. Agenda: {cal_mentoria}</text:p>
      <text:p text:style-name="Text_20_body"><text:span text:style-name="Strong_20_Emphasis">Email 5 – Dia 20 (Prova social)</text:span><text:line-break/><text:span text:style-name="Strong_20_Emphasis">Assunto:</text:span> Como reduzimos MTTR e falhas/1k runs<text:line-break/>3 mini‑cases de clientes (90s). Poste o seu na coorte.</text:p>
      <text:p text:style-name="Text_20_body"><text:span text:style-name="Strong_20_Emphasis">Email 6 – Dia 28 (Health check)</text:span><text:line-break/><text:span text:style-name="Strong_20_Emphasis">Assunto:</text:span> Seu ciclo Business: o que otimizar agora<text:line-break/>Checklist de saúde + quando considerar Enterprise/SSO.</text:p>
      <text:p text:style-name="Horizontal_20_Line"/>
      <text:h text:style-name="Heading_20_2" text:outline-level="2">📣 Materiais de Lançamento (posts &amp; in‑app)</text:h>
      <text:p text:style-name="Text_20_body"><text:span text:style-name="Strong_20_Emphasis">LinkedIn – Post</text:span><text:line-break/>Lançamos o <text:span text:style-name="Strong_20_Emphasis">Business (R$ 599)</text:span> para operar integrações com confiança: <text:span text:style-name="Strong_20_Emphasis">Exports + Webhooks</text:span>, <text:span text:style-name="Strong_20_Emphasis">Agente EIAH Core</text:span> e <text:span text:style-name="Strong_20_Emphasis">Suporte Prioritário</text:span>. Mentoria aplicada e blueprints prontos. Atualize e rode seu pipeline agora → {link_assinar_business}?{utm}</text:p>
      <text:p text:style-name="Text_20_body"><text:span text:style-name="Strong_20_Emphasis">X/Twitter – Thread</text:span><text:line-break/>1/ <text:span text:style-name="Strong_20_Emphasis">Business</text:span> = escala e confiabilidade: <text:span text:style-name="Strong_20_Emphasis">Webhooks + Exports</text:span> + <text:span text:style-name="Strong_20_Emphasis">Suporte Prioritário</text:span>.<text:line-break/>2/ <text:span text:style-name="Strong_20_Emphasis">Agente EIAH Core</text:span> sugere limites, alertas e replays.<text:line-break/>3/ Blueprints: webhook com idempotência • export para BI/ETL.<text:line-break/>4/ Atualize agora → {link_assinar_business}?{utm}</text:p>
      <text:p text:style-name="Text_20_body"><text:span text:style-name="Strong_20_Emphasis">Instagram – Legenda</text:span><text:line-break/>Escala com confiança. <text:span text:style-name="Strong_20_Emphasis">Business</text:span> libera <text:span text:style-name="Strong_20_Emphasis">Webhooks + Exports</text:span>, mentoria aplicada e <text:span text:style-name="Strong_20_Emphasis">suporte prioritário</text:span>. Ative seu pipeline hoje.<text:line-break/>#automation #webhooks #etl #datalake #devops #nocode #shipit</text:p>
      <text:p text:style-name="Text_20_body"><text:span text:style-name="Strong_20_Emphasis">In‑app (Upgrade Pro→Business)</text:span><text:line-break/><text:span text:style-name="Strong_20_Emphasis">Título:</text:span> Precisa operar integrações em produção?<text:line-break/><text:span text:style-name="Strong_20_Emphasis">Texto:</text:span> <text:span text:style-name="Strong_20_Emphasis">Business</text:span> libera <text:span text:style-name="Strong_20_Emphasis">Webhooks + Exports</text:span>, <text:span text:style-name="Strong_20_Emphasis">Agente EIAH Core</text:span> e <text:span text:style-name="Strong_20_Emphasis">Suporte Prioritário</text:span>. Ative e rode o blueprint de integração.<text:line-break/><text:span text:style-name="Strong_20_Emphasis">CTAs:</text:span> <text:span text:style-name="Strong_20_Emphasis">Ativar Webhook</text:span> • <text:span text:style-name="Strong_20_Emphasis">Agendar Export</text:span></text:p>
      <text:p text:style-name="Horizontal_20_Line"/>
      <text:h text:style-name="Heading_20_2" text:outline-level="2"><text:soft-page-break/>🧭 Copy da Landing Page (Business)</text:h>
      <text:p text:style-name="Text_20_body"><text:span text:style-name="Strong_20_Emphasis">Hero</text:span><text:line-break/><text:span text:style-name="Strong_20_Emphasis">Título:</text:span> Plano Business – Integrações em produção com confiança<text:line-break/><text:span text:style-name="Strong_20_Emphasis">Sub:</text:span> 2.000 runs, 5.000 ações, <text:span text:style-name="Strong_20_Emphasis">Exports + Webhooks</text:span>, logs 90 dias, mentoria, <text:span text:style-name="Strong_20_Emphasis">Agente EIAH Core</text:span> e <text:span text:style-name="Strong_20_Emphasis">Suporte Prioritário</text:span>.<text:line-break/><text:span text:style-name="Strong_20_Emphasis">CTA primário:</text:span> Ativar Business<text:line-break/><text:span text:style-name="Strong_20_Emphasis">CTA secundário:</text:span> Abrir Wizard de Integração</text:p>
      <text:p text:style-name="Text_20_body"><text:span text:style-name="Strong_20_Emphasis">Como funciona</text:span></text:p>
      <text:list xml:id="list3414301640" text:style-name="L7">
        <text:list-item>
          <text:p text:style-name="P8">Ative o Business e entre na coorte</text:p>
        </text:list-item>
        <text:list-item>
          <text:p text:style-name="P8">Configure <text:span text:style-name="Strong_20_Emphasis">Webhook</text:span> (wizard)</text:p>
        </text:list-item>
        <text:list-item>
          <text:p text:style-name="P8">Agende <text:span text:style-name="Strong_20_Emphasis">Exports</text:span> (CSV/JSON)</text:p>
        </text:list-item>
        <text:list-item>
          <text:p text:style-name="P8">Use o <text:span text:style-name="Strong_20_Emphasis">Agente</text:span> para otimizar alertas, limites e replays</text:p>
        </text:list-item>
      </text:list>
      <text:p text:style-name="Text_20_body"><text:span text:style-name="Strong_20_Emphasis">O que está incluso</text:span><text:line-break/>✓ Exports (CSV/JSON) • Webhooks com HMAC<text:line-break/>✓ Logs 90 dias • Observabilidade<text:line-break/>✓ Mentoria (quinzenal/sem.) e coorte dedicada<text:line-break/>✓ <text:span text:style-name="Strong_20_Emphasis">Suporte Prioritário</text:span> (fila dedicada)<text:line-break/>✓ <text:span text:style-name="Strong_20_Emphasis">Agente EIAH Core</text:span> (otimizações e recomendações)</text:p>
      <text:p text:style-name="Text_20_body"><text:span text:style-name="Strong_20_Emphasis">Blueprints prontos</text:span><text:line-break/>Webhook com idempotência/retry/DLQ • Export→BI/ETL com schema estável e reconciliação.</text:p>
      <text:p text:style-name="Text_20_body"><text:span text:style-name="Strong_20_Emphasis">Prova social</text:span><text:line-break/>3 depoimentos com métricas (MTTR, falhas/1k runs, tempo economizado).</text:p>
      <text:p text:style-name="Text_20_body"><text:span text:style-name="Strong_20_Emphasis">FAQ</text:span><text:line-break/>– Como funciona o suporte prioritário? Fila dedicada com alvo de resposta rápido (ex.: ≤12h úteis).<text:line-break/>– Qual a diferença para o Pro? <text:span text:style-name="Strong_20_Emphasis">Exports + Webhooks</text:span>, logs 90 dias e prioridade no suporte.<text:line-break/>– O Agente faz o quê? Recomenda ajustes (limites/alertas/replay) e sugere rotinas de export.</text:p>
      <text:p text:style-name="Text_20_body"><text:span text:style-name="Strong_20_Emphasis">CTA final</text:span><text:line-break/><text:span text:style-name="Strong_20_Emphasis">Ativar Business</text:span> → {link_assinar_business}?{utm}</text:p>
      <text:p text:style-name="Horizontal_20_Line"/>
      <text:h text:style-name="Heading_20_2" text:outline-level="2">🔗 UTM e Operação</text:h>
      <text:list xml:id="list2339309122" text:style-name="L8">
        <text:list-item>
          <text:p text:style-name="P9"><text:span text:style-name="Strong_20_Emphasis">utm_base sugerida:</text:span> <text:span text:style-name="Source_20_Text">utm_source={canal}&amp;utm_medium=business_launch&amp;utm_campaign=business_q1</text:span></text:p>
        </text:list-item>
        <text:list-item>
          <text:p text:style-name="P9">Aplicar em e‑mails, posts, landing e modais.</text:p>
        </text:list-item>
      </text:list>
      <text:h text:style-name="Heading_20_2" text:outline-level="2">✅ Checklists Rápidos</text:h>
      <text:list xml:id="list1733384893" text:style-name="L9">
        <text:list-item>
          <text:p text:style-name="P10"><text:span text:style-name="Strong_20_Emphasis">Evento:</text:span> título • descrição • host • link • gravação • follow‑up (coorte + e‑mail).</text:p>
        </text:list-item>
        <text:list-item>
          <text:p text:style-name="P10"><text:soft-page-break/><text:span text:style-name="Strong_20_Emphasis">Blueprint:</text:span> descrição • instruções • vídeo • QA • link no assistente.</text:p>
        </text:list-item>
        <text:list-item>
          <text:p text:style-name="P10"><text:span text:style-name="Strong_20_Emphasis">Suporte Prioritário:</text:span> auto‑reply claro • macros L1 • fila L2 • relatório semanal (SLA/CSAT).</text:p>
        </text:list-item>
        <text:list-item>
          <text:p text:style-name="P10"><text:span text:style-name="Strong_20_Emphasis">Agente:</text:span> prompts contextuais • eventos de uso • exemplos de recomendações.</text:p>
        </text:list-item>
        <text:list-item>
          <text:p text:style-name="P10"><text:span text:style-name="Strong_20_Emphasis">Wizard:</text:span> teste de webhook (2xx/4xx/5xx) • agendamento de export • validação de schema.</text:p>
        </text:list-item>
      </text:list>
      <text:p text:style-name="Horizontal_20_Line"/>
      <text:h text:style-name="Heading_20_1" text:outline-level="1">📑 Deck – Plano Business (Google Slides / PowerPoint)</text:h>
      <text:p text:style-name="Quotations"><text:span text:style-name="Strong_20_Emphasis">Como usar:</text:span> copie por slide para Google Slides/PowerPoint e aplique o <text:span text:style-name="Strong_20_Emphasis">Tema Business</text:span> abaixo. Inclui notas do apresentador e destaques de <text:span text:style-name="Strong_20_Emphasis">Exports + Webhooks</text:span> e <text:span text:style-name="Strong_20_Emphasis">Suporte Prioritário</text:span>.</text:p>
      <text:h text:style-name="Heading_20_2" text:outline-level="2">Tema Business (slide master)</text:h>
      <text:list xml:id="list3368631164" text:style-name="L10">
        <text:list-item>
          <text:p text:style-name="P11"><text:span text:style-name="Strong_20_Emphasis">Cores</text:span><text:line-break/>Primária <text:span text:style-name="Source_20_Text">#5B8CFF</text:span> • Secundária <text:span text:style-name="Source_20_Text">#22C55E</text:span> • Acento <text:span text:style-name="Source_20_Text">#F59E0B</text:span> • Dark <text:span text:style-name="Source_20_Text">#0B1020</text:span> • Neutros <text:span text:style-name="Source_20_Text">#111827</text:span>, <text:span text:style-name="Source_20_Text">#6B7280</text:span>, <text:span text:style-name="Source_20_Text">#F3F4F6</text:span>, <text:span text:style-name="Source_20_Text">#FFFFFF</text:span></text:p>
        </text:list-item>
        <text:list-item>
          <text:p text:style-name="P11"><text:span text:style-name="Strong_20_Emphasis">Tipografia</text:span><text:line-break/>Títulos: <text:span text:style-name="Strong_20_Emphasis">Space Grotesk</text:span> Bold • Corpo: <text:span text:style-name="Strong_20_Emphasis">Inter</text:span></text:p>
        </text:list-item>
        <text:list-item>
          <text:p text:style-name="P11"><text:span text:style-name="Strong_20_Emphasis">Estilo</text:span><text:line-break/>Cartões radius 20 px, sombras suaves, ícones lineares (Lucide). Grid 12 colunas.</text:p>
        </text:list-item>
      </text:list>
      <text:h text:style-name="Heading_20_2" text:outline-level="2">Slide 1 – Capa</text:h>
      <text:p text:style-name="Text_20_body"><text:span text:style-name="Strong_20_Emphasis">Título:</text:span> Plano Business – Integrações em produção com confiança<text:line-break/><text:span text:style-name="Strong_20_Emphasis">Sub:</text:span> <text:span text:style-name="Strong_20_Emphasis">Exports + Webhooks</text:span> • Mentoria • <text:span text:style-name="Strong_20_Emphasis">Suporte Prioritário</text:span> • <text:span text:style-name="Strong_20_Emphasis">Agente EIAH Core</text:span><text:line-break/><text:span text:style-name="Strong_20_Emphasis">Rodapé:</text:span> eiah.dev • {mês/ano}<text:line-break/><text:span text:style-name="Strong_20_Emphasis">Imagem:</text:span> <text:span text:style-name="Source_20_Text">BG_Capa_Business.png</text:span><text:line-break/><text:span text:style-name="Strong_20_Emphasis">Notas:</text:span> enfatize escala e confiabilidade.</text:p>
      <text:h text:style-name="Heading_20_2" text:outline-level="2">Slide 2 – Para quem é o Business</text:h>
      <text:p text:style-name="Text_20_body">Squads em produção, times de dados/ops, PMs/arquitetos com SLAs.<text:line-break/><text:span text:style-name="Strong_20_Emphasis">Imagem:</text:span> <text:span text:style-name="Source_20_Text">Icons_Target_Biz.png</text:span></text:p>
      <text:h text:style-name="Heading_20_2" text:outline-level="2">Slide 3 – O que está incluso</text:h>
      <text:p text:style-name="Text_20_body">2.000 runs • 5.000 ações • Logs 90 dias • <text:span text:style-name="Strong_20_Emphasis">Exports + Webhooks</text:span> • Mentoria • <text:span text:style-name="Strong_20_Emphasis">Suporte Prioritário</text:span> • <text:span text:style-name="Strong_20_Emphasis">Agente EIAH Core</text:span>.<text:line-break/><text:span text:style-name="Strong_20_Emphasis">Imagem:</text:span> <text:span text:style-name="Source_20_Text">Checklist_Business.png</text:span></text:p>
      <text:h text:style-name="Heading_20_2" text:outline-level="2"><text:soft-page-break/>Slide 4 – <text:span text:style-name="Strong_20_Emphasis">Webhooks (destaque)</text:span></text:h>
      <text:p text:style-name="Text_20_body">Assinatura HMAC • idempotência • retries com backoff • DLQ • auditoria.<text:line-break/><text:span text:style-name="Strong_20_Emphasis">Imagem:</text:span> <text:span text:style-name="Source_20_Text">Diagram_Webhooks.png</text:span><text:line-break/><text:span text:style-name="Strong_20_Emphasis">Notas:</text:span> frisar “Webhook em 10 min (wizard)”.</text:p>
      <text:h text:style-name="Heading_20_2" text:outline-level="2">Slide 5 – <text:span text:style-name="Strong_20_Emphasis">Exports (destaque)</text:span></text:h>
      <text:p text:style-name="Text_20_body">CSV/JSON • cron • schema estável • reconciliação e checksum.<text:line-break/><text:span text:style-name="Strong_20_Emphasis">Imagem:</text:span> <text:span text:style-name="Source_20_Text">Diagram_Exports.png</text:span></text:p>
      <text:h text:style-name="Heading_20_2" text:outline-level="2">Slide 6 – Suporte Prioritário</text:h>
      <text:p text:style-name="Text_20_body">Fila dedicada • alvo de resposta rápido (ex.: ≤12h úteis) • runbooks.<text:line-break/><text:span text:style-name="Strong_20_Emphasis">Imagem:</text:span> <text:span text:style-name="Source_20_Text">Flow_Suporte_Prioritario.png</text:span></text:p>
      <text:h text:style-name="Heading_20_2" text:outline-level="2">Slide 7 – Agente EIAH Core</text:h>
      <text:p text:style-name="Text_20_body">Ajustar limites • habilitar replay • criar alertas • sugerir partições de export.<text:line-break/><text:span text:style-name="Strong_20_Emphasis">Imagem:</text:span> <text:span text:style-name="Source_20_Text">Mockup_Agente_Core_Biz.png</text:span></text:p>
      <text:h text:style-name="Heading_20_2" text:outline-level="2">Slide 8 – Blueprints</text:h>
      <text:p text:style-name="Text_20_body">(1) Webhook com idempotência/retry/DLQ • (2) Export→BI/ETL.<text:line-break/><text:span text:style-name="Strong_20_Emphasis">Imagem:</text:span> <text:span text:style-name="Source_20_Text">Cards_Blueprints_Biz.png</text:span></text:p>
      <text:h text:style-name="Heading_20_2" text:outline-level="2">Slide 9 – Próximos passos</text:h>
      <text:p text:style-name="Text_20_body">Ativar Business • Abrir Wizard • Entrar na coorte.<text:line-break/><text:span text:style-name="Strong_20_Emphasis">Imagem:</text:span> <text:span text:style-name="Source_20_Text">CTA_Business.png</text:span></text:p>
      <text:p text:style-name="Horizontal_20_Line"/>
      <text:h text:style-name="Heading_20_1" text:outline-level="1">🎨 Pack Visual – Plano Business (SVGs editáveis)</text:h>
      <text:p text:style-name="Quotations">Copie/edite o código. Exporte a 2× para PNG. Destaques para <text:span text:style-name="Strong_20_Emphasis">Exports + Webhooks</text:span> e <text:span text:style-name="Strong_20_Emphasis">Suporte Prioritário</text:span>.</text:p>
      <text:h text:style-name="Heading_20_2" text:outline-level="2">A) Hero – Landing Business (1440×640)</text:h>
      <text:p text:style-name="Preformatted_20_Text"><text:span text:style-name="Source_20_Text">&lt;svg width="1440" height="640" viewBox="0 0 1440 640" xmlns="http://www.w3.org/2000/svg"&gt;</text:span></text:p>
      <text:p text:style-name="Preformatted_20_Text"><text:span text:style-name="Source_20_Text"><text:s text:c="2"/>&lt;defs&gt;</text:span></text:p>
      <text:p text:style-name="Preformatted_20_Text"><text:span text:style-name="Source_20_Text"><text:s text:c="4"/>&lt;linearGradient id="bg" x1="0" y1="0" x2="1" y2="1"&gt;</text:span></text:p>
      <text:p text:style-name="Preformatted_20_Text"><text:span text:style-name="Source_20_Text"><text:s text:c="6"/>&lt;stop offset="0%" stop-color="#0B1020"/&gt;</text:span></text:p>
      <text:p text:style-name="Preformatted_20_Text"><text:span text:style-name="Source_20_Text"><text:s text:c="6"/>&lt;stop offset="100%" stop-color="#111827"/&gt;</text:span></text:p>
      <text:p text:style-name="Preformatted_20_Text"><text:span text:style-name="Source_20_Text"><text:s text:c="4"/>&lt;/linearGradient&gt;</text:span></text:p>
      <text:p text:style-name="Preformatted_20_Text"><text:soft-page-break/><text:span text:style-name="Source_20_Text"><text:s text:c="4"/>&lt;radialGradient id="glow" cx="75%" cy="30%" r="60%"&gt;</text:span></text:p>
      <text:p text:style-name="Preformatted_20_Text"><text:span text:style-name="Source_20_Text"><text:s text:c="6"/>&lt;stop offset="0%" stop-color="#5B8CFF" stop-opacity="0.6"/&gt;</text:span></text:p>
      <text:p text:style-name="Preformatted_20_Text"><text:span text:style-name="Source_20_Text"><text:s text:c="6"/>&lt;stop offset="100%" stop-color="#5B8CFF" stop-opacity="0"/&gt;</text:span></text:p>
      <text:p text:style-name="Preformatted_20_Text"><text:span text:style-name="Source_20_Text"><text:s text:c="4"/>&lt;/radialGradient&gt;</text:span></text:p>
      <text:p text:style-name="Preformatted_20_Text"><text:span text:style-name="Source_20_Text"><text:s text:c="2"/>&lt;/defs&gt;</text:span></text:p>
      <text:p text:style-name="Preformatted_20_Text"><text:span text:style-name="Source_20_Text"><text:s text:c="2"/>&lt;rect width="1440" height="640" fill="url(#bg)"/&gt;</text:span></text:p>
      <text:p text:style-name="Preformatted_20_Text"><text:span text:style-name="Source_20_Text"><text:s text:c="2"/>&lt;circle cx="1100" cy="160" r="320" fill="url(#glow)"/&gt;</text:span></text:p>
      <text:p text:style-name="Preformatted_20_Text"><text:span text:style-name="Source_20_Text"><text:s text:c="2"/>&lt;text x="96" y="220" fill="#FFFFFF" font-family="'Space Grotesk'" font-weight="700" font-size="56"&gt;Plano Business&lt;/text&gt;</text:span></text:p>
      <text:p text:style-name="Preformatted_20_Text"><text:span text:style-name="Source_20_Text"><text:s text:c="2"/>&lt;text x="96" y="268" fill="#9CA3AF" font-family="Inter" font-size="22"&gt;Exports + Webhooks • Mentoria • Suporte Prioritário • Agente EIAH Core&lt;/text&gt;</text:span></text:p>
      <text:p text:style-name="Preformatted_20_Text"><text:span text:style-name="Source_20_Text"><text:s text:c="2"/>&lt;rect x="96" y="308" width="320" height="54" rx="27" fill="#5B8CFF"/&gt;</text:span></text:p>
      <text:p text:style-name="Preformatted_20_Text"><text:span text:style-name="Source_20_Text"><text:s text:c="2"/>&lt;text x="116" y="343" fill="#FFFFFF" font-family="Inter" font-weight="600" font-size="18"&gt;Ativar Business →&lt;/text&gt;</text:span></text:p>
      <text:p text:style-name="Preformatted_20_Text"><text:span text:style-name="Source_20_Text"><text:s text:c="2"/>&lt;rect x="436" y="308" width="420" height="54" rx="27" fill="#0F172A" stroke="#334155"/&gt;</text:span></text:p>
      <text:p text:style-name="Preformatted_20_Text"><text:span text:style-name="Source_20_Text"><text:s text:c="2"/>&lt;text x="456" y="343" fill="#E5E7EB" font-family="Inter" font-size="18"&gt;Abrir Wizard (Webhook &amp; Export)&lt;/text&gt;</text:span></text:p>
      <text:p text:style-name="P1"><text:span text:style-name="Source_20_Text">&lt;/svg&gt;</text:span></text:p>
      <text:h text:style-name="Heading_20_2" text:outline-level="2">B) Card – Webhooks (compliance + confiabilidade)</text:h>
      <text:p text:style-name="Preformatted_20_Text"><text:span text:style-name="Source_20_Text">&lt;svg width="720" height="240" viewBox="0 0 720 240" xmlns="http://www.w3.org/2000/svg"&gt;</text:span></text:p>
      <text:p text:style-name="Preformatted_20_Text"><text:span text:style-name="Source_20_Text"><text:s text:c="2"/>&lt;rect width="720" height="240" rx="20" fill="#0F172A" stroke="#334155"/&gt;</text:span></text:p>
      <text:p text:style-name="Preformatted_20_Text"><text:span text:style-name="Source_20_Text"><text:s text:c="2"/>&lt;circle cx="80" cy="120" r="28" fill="#5B8CFF"/&gt;</text:span></text:p>
      <text:p text:style-name="Preformatted_20_Text"><text:span text:style-name="Source_20_Text"><text:s text:c="2"/>&lt;text x="128" y="108" fill="#FFFFFF" font-family="'Space Grotesk'" font-size="24" font-weight="700"&gt;Webhooks&lt;/text&gt;</text:span></text:p>
      <text:p text:style-name="Preformatted_20_Text"><text:span text:style-name="Source_20_Text"><text:s text:c="2"/>&lt;text x="128" y="140" fill="#9CA3AF" font-family="Inter" font-size="16"&gt;HMAC • idempotência • retries com backoff • DLQ • auditoria&lt;/text&gt;</text:span></text:p>
      <text:p text:style-name="P1"><text:span text:style-name="Source_20_Text">&lt;/svg&gt;</text:span></text:p>
      <text:h text:style-name="Heading_20_2" text:outline-level="2">C) Card – Exports (para BI/ETL)</text:h>
      <text:p text:style-name="Preformatted_20_Text"><text:span text:style-name="Source_20_Text">&lt;svg width="720" height="240" viewBox="0 0 720 240" xmlns="http://www.w3.org/2000/svg"&gt;</text:span></text:p>
      <text:p text:style-name="Preformatted_20_Text"><text:span text:style-name="Source_20_Text"><text:s text:c="2"/>&lt;rect width="720" height="240" rx="20" fill="#0F172A" stroke="#334155"/&gt;</text:span></text:p>
      <text:p text:style-name="Preformatted_20_Text"><text:span text:style-name="Source_20_Text"><text:s text:c="2"/>&lt;circle cx="80" cy="120" r="28" fill="#22C55E"/&gt;</text:span></text:p>
      <text:p text:style-name="Preformatted_20_Text"><text:span text:style-name="Source_20_Text"><text:s text:c="2"/>&lt;text x="128" y="108" fill="#FFFFFF" font-family="'Space Grotesk'" font-size="24" font-weight="700"&gt;Exports&lt;/text&gt;</text:span></text:p>
      <text:p text:style-name="Preformatted_20_Text"><text:span text:style-name="Source_20_Text"><text:s text:c="2"/>&lt;text x="128" y="140" fill="#9CA3AF" font-family="Inter" font-size="16"&gt;CSV/JSON • cron • schema estável • reconciliação e checksum&lt;/text&gt;</text:span></text:p>
      <text:p text:style-name="P1"><text:span text:style-name="Source_20_Text">&lt;/svg&gt;</text:span></text:p>
      <text:h text:style-name="Heading_20_2" text:outline-level="2">D) Post LinkedIn (1920×1080) – Business</text:h>
      <text:p text:style-name="Preformatted_20_Text"><text:span text:style-name="Source_20_Text">&lt;svg width="1920" height="1080" viewBox="0 0 1920 1080" xmlns="http://www.w3.org/2000/svg"&gt;</text:span></text:p>
      <text:p text:style-name="Preformatted_20_Text"><text:span text:style-name="Source_20_Text"><text:s text:c="2"/>&lt;rect width="1920" height="1080" fill="#0B1020"/&gt;</text:span></text:p>
      <text:p text:style-name="Preformatted_20_Text"><text:span text:style-name="Source_20_Text"><text:s text:c="2"/>&lt;text x="120" y="220" fill="#FFFFFF" font-family="'Space Grotesk'" font-size="72" font-weight="700"&gt;Plano Business&lt;/text&gt;</text:span></text:p>
      <text:p text:style-name="Preformatted_20_Text"><text:span text:style-name="Source_20_Text"><text:s text:c="2"/>&lt;text x="120" y="300" fill="#9CA3AF" font-family="Inter" font-size="28"&gt;Exports + Webhooks • Mentoria • Suporte Prioritário&lt;/text&gt;</text:span></text:p>
      <text:p text:style-name="Preformatted_20_Text"><text:span text:style-name="Source_20_Text"><text:s text:c="2"/>&lt;rect x="120" y="360" width="1680" height="260" rx="24" fill="#0F172A" stroke="#334155"/&gt;</text:span></text:p>
      <text:p text:style-name="Preformatted_20_Text"><text:span text:style-name="Source_20_Text"><text:s text:c="2"/>&lt;text x="160" y="430" fill="#E5E7EB" font-family="Inter" font-size="28"&gt;⚙️ Webhooks com HMAC, idempotência, retries e DLQ&lt;/text&gt;</text:span></text:p>
      <text:p text:style-name="Preformatted_20_Text"><text:soft-page-break/><text:span text:style-name="Source_20_Text"><text:s text:c="2"/>&lt;text x="160" y="480" fill="#9CA3AF" font-family="Inter" font-size="22"&gt;+ Exports CSV/JSON com cron e reconciliação&lt;/text&gt;</text:span></text:p>
      <text:p text:style-name="Preformatted_20_Text"><text:span text:style-name="Source_20_Text"><text:s text:c="2"/>&lt;rect x="120" y="670" width="460" height="72" rx="36" fill="#5B8CFF"/&gt;</text:span></text:p>
      <text:p text:style-name="Preformatted_20_Text"><text:span text:style-name="Source_20_Text"><text:s text:c="2"/>&lt;text x="150" y="715" fill="#FFF" font-family="Inter" font-size="26" font-weight="700"&gt;Ativar Business →&lt;/text&gt;</text:span></text:p>
      <text:p text:style-name="P1"><text:span text:style-name="Source_20_Text">&lt;/svg&gt;</text:span></text:p>
      <text:h text:style-name="Heading_20_2" text:outline-level="2">E) Post Instagram (1080×1350) – Chamada Exports + Webhooks</text:h>
      <text:p text:style-name="Preformatted_20_Text"><text:span text:style-name="Source_20_Text">&lt;svg width="1080" height="1350" viewBox="0 0 1080 1350" xmlns="http://www.w3.org/2000/svg"&gt;</text:span></text:p>
      <text:p text:style-name="Preformatted_20_Text"><text:span text:style-name="Source_20_Text"><text:s text:c="2"/>&lt;rect width="1080" height="1350" fill="#111827"/&gt;</text:span></text:p>
      <text:p text:style-name="Preformatted_20_Text"><text:span text:style-name="Source_20_Text"><text:s text:c="2"/>&lt;text x="80" y="240" fill="#FFFFFF" font-family="'Space Grotesk'" font-size="80" font-weight="700"&gt;Business:&lt;/text&gt;</text:span></text:p>
      <text:p text:style-name="Preformatted_20_Text"><text:span text:style-name="Source_20_Text"><text:s text:c="2"/>&lt;text x="80" y="330" fill="#9CA3AF" font-family="Inter" font-size="36"&gt;Exports + Webhooks • Suporte Prioritário&lt;/text&gt;</text:span></text:p>
      <text:p text:style-name="Preformatted_20_Text"><text:span text:style-name="Source_20_Text"><text:s text:c="2"/>&lt;rect x="80" y="420" width="920" height="120" rx="20" fill="#0F172A" stroke="#334155"/&gt;</text:span></text:p>
      <text:p text:style-name="Preformatted_20_Text"><text:span text:style-name="Source_20_Text"><text:s text:c="2"/>&lt;text x="110" y="490" fill="#E5E7EB" font-family="Inter" font-size="32"&gt;Wizard de integração em 15 min&lt;/text&gt;</text:span></text:p>
      <text:p text:style-name="Preformatted_20_Text"><text:span text:style-name="Source_20_Text"><text:s text:c="2"/>&lt;rect x="80" y="580" width="380" height="80" rx="40" fill="#5B8CFF"/&gt;</text:span></text:p>
      <text:p text:style-name="Preformatted_20_Text"><text:span text:style-name="Source_20_Text"><text:s text:c="2"/>&lt;text x="110" y="632" fill="#FFF" font-family="Inter" font-size="28" font-weight="700"&gt;Abrir Wizard →&lt;/text&gt;</text:span></text:p>
      <text:p text:style-name="Preformatted_20_Text"><text:span text:style-name="Source_20_Text"><text:s text:c="2"/>&lt;text x="80" y="1240" fill="#9CA3AF" font-family="Inter" font-size="22"&gt;#webhooks #etl #datalake #devops #nocode #shipit&lt;/text&gt;</text:span></text:p>
      <text:p text:style-name="P1"><text:span text:style-name="Source_20_Text">&lt;/svg&gt;</text:span></text:p>
      <text:h text:style-name="Heading_20_2" text:outline-level="2">F) Banner X/Twitter (1600×900) – Suporte Prioritário</text:h>
      <text:p text:style-name="Preformatted_20_Text"><text:span text:style-name="Source_20_Text">&lt;svg width="1600" height="900" viewBox="0 0 1600 900" xmlns="http://www.w3.org/2000/svg"&gt;</text:span></text:p>
      <text:p text:style-name="Preformatted_20_Text"><text:span text:style-name="Source_20_Text"><text:s text:c="2"/>&lt;rect width="1600" height="900" fill="#111827"/&gt;</text:span></text:p>
      <text:p text:style-name="Preformatted_20_Text"><text:span text:style-name="Source_20_Text"><text:s text:c="2"/>&lt;text x="96" y="240" fill="#FFFFFF" font-family="'Space Grotesk'" font-size="68" font-weight="700"&gt;Suporte Prioritário&lt;/text&gt;</text:span></text:p>
      <text:p text:style-name="Preformatted_20_Text"><text:span text:style-name="Source_20_Text"><text:s text:c="2"/>&lt;text x="96" y="310" fill="#9CA3AF" font-family="Inter" font-size="28"&gt;Fila dedicada • Resposta rápida • Runbooks&lt;/text&gt;</text:span></text:p>
      <text:p text:style-name="Preformatted_20_Text"><text:span text:style-name="Source_20_Text"><text:s text:c="2"/>&lt;rect x="96" y="360" width="440" height="64" rx="32" fill="#5B8CFF"/&gt;</text:span></text:p>
      <text:p text:style-name="Preformatted_20_Text"><text:span text:style-name="Source_20_Text"><text:s text:c="2"/>&lt;text x="118" y="402" fill="#FFF" font-family="Inter" font-size="24" font-weight="700"&gt;Falar com o time →&lt;/text&gt;</text:span></text:p>
      <text:p text:style-name="P1"><text:span text:style-name="Source_20_Text">&lt;/svg&gt;</text:span></text:p>
      <text:h text:style-name="Heading_20_2" text:outline-level="2">G) Badges (SVGs) – Versão Business</text:h>
      <text:p text:style-name="Text_20_body"><text:span text:style-name="Strong_20_Emphasis">Webhook Ready</text:span></text:p>
      <text:p text:style-name="Preformatted_20_Text"><text:span text:style-name="Source_20_Text">&lt;svg width="280" height="80" viewBox="0 0 280 80" xmlns="http://www.w3.org/2000/svg"&gt;</text:span></text:p>
      <text:p text:style-name="Preformatted_20_Text"><text:span text:style-name="Source_20_Text"><text:s text:c="2"/>&lt;rect width="280" height="80" rx="16" fill="#0F172A" stroke="#5B8CFF"/&gt;</text:span></text:p>
      <text:p text:style-name="Preformatted_20_Text"><text:span text:style-name="Source_20_Text"><text:s text:c="2"/>&lt;text x="68" y="48" fill="#E5E7EB" font-family="Inter" font-size="22" font-weight="600"&gt;Webhook Ready&lt;/text&gt;</text:span></text:p>
      <text:p text:style-name="P1"><text:span text:style-name="Source_20_Text">&lt;/svg&gt;</text:span></text:p>
      <text:p text:style-name="Text_20_body"><text:span text:style-name="Strong_20_Emphasis">Exports On</text:span></text:p>
      <text:p text:style-name="Preformatted_20_Text"><text:span text:style-name="Source_20_Text">&lt;svg width="260" height="80" viewBox="0 0 260 80" xmlns="http://www.w3.org/2000/svg"&gt;</text:span></text:p>
      <text:p text:style-name="Preformatted_20_Text"><text:span text:style-name="Source_20_Text"><text:s text:c="2"/>&lt;rect width="260" height="80" rx="16" fill="#0F172A" stroke="#22C55E"/&gt;</text:span></text:p>
      <text:p text:style-name="Preformatted_20_Text"><text:soft-page-break/><text:span text:style-name="Source_20_Text"><text:s text:c="2"/>&lt;text x="70" y="48" fill="#E5E7EB" font-family="Inter" font-size="22" font-weight="600"&gt;Exports On&lt;/text&gt;</text:span></text:p>
      <text:p text:style-name="P1"><text:span text:style-name="Source_20_Text">&lt;/svg&gt;</text:span></text:p>
      <text:p text:style-name="Text_20_body"><text:span text:style-name="Strong_20_Emphasis">Priority Support</text:span></text:p>
      <text:p text:style-name="Preformatted_20_Text"><text:span text:style-name="Source_20_Text">&lt;svg width="300" height="80" viewBox="0 0 300 80" xmlns="http://www.w3.org/2000/svg"&gt;</text:span></text:p>
      <text:p text:style-name="Preformatted_20_Text"><text:span text:style-name="Source_20_Text"><text:s text:c="2"/>&lt;rect width="300" height="80" rx="16" fill="#0F172A" stroke="#F59E0B"/&gt;</text:span></text:p>
      <text:p text:style-name="Preformatted_20_Text"><text:span text:style-name="Source_20_Text"><text:s text:c="2"/>&lt;text x="60" y="48" fill="#E5E7EB" font-family="Inter" font-size="22" font-weight="600"&gt;Priority Support&lt;/text&gt;</text:span></text:p>
      <text:p text:style-name="P1"><text:span text:style-name="Source_20_Text">&lt;/svg&gt;</text:span></text:p>
      <text:p text:style-name="Horizontal_20_Line"/>
      <text:h text:style-name="Heading_20_1" text:outline-level="1">🧩 Export rápido</text:h>
      <text:list xml:id="list3360420982" text:style-name="L11">
        <text:list-item>
          <text:p text:style-name="P12"><text:span text:style-name="Strong_20_Emphasis">Google Slides:</text:span> colar conteúdos por slide e aplicar <text:span text:style-name="Strong_20_Emphasis">Tema Business</text:span>.</text:p>
        </text:list-item>
        <text:list-item>
          <text:p text:style-name="P12"><text:span text:style-name="Strong_20_Emphasis">PowerPoint:</text:span> ajustar no Slide Master, colar conteúdos e exportar PDF.</text:p>
        </text:list-item>
        <text:list-item>
          <text:p text:style-name="P12"><text:span text:style-name="Strong_20_Emphasis">SVGs:</text:span> editar textos/cores e exportar 2× para landing e red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07:35.249000000</meta:creation-date>
    <dc:date>2025-11-06T09:07:53.566000000</dc:date>
    <meta:editing-duration>PT18S</meta:editing-duration>
    <meta:editing-cycles>1</meta:editing-cycles>
    <meta:document-statistic meta:table-count="0" meta:image-count="0" meta:object-count="0" meta:page-count="10" meta:paragraph-count="179" meta:word-count="1911" meta:character-count="15127" meta:non-whitespace-character-count="13275"/>
    <meta:generator>LibreOffice/7.3.2.2$Windows_X86_64 LibreOffice_project/49f2b1bff42cfccbd8f788c8dc32c1c309559be0</meta:generator>
  </office:meta>
</office:document-meta>
</file>